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FKai-SB" svg:font-family="DFKai-SB" style:font-family-generic="roman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PMingLiU" svg:font-family="PMingLiU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表格1" style:family="table">
      <style:table-properties style:width="15.901cm" fo:margin-left="0cm" table:align="left"/>
    </style:style>
    <style:style style:name="表格1.A" style:family="table-column">
      <style:table-column-properties style:column-width="3.344cm"/>
    </style:style>
    <style:style style:name="表格1.B" style:family="table-column">
      <style:table-column-properties style:column-width="12.451cm"/>
    </style:style>
    <style:style style:name="表格1.C" style:family="table-column">
      <style:table-column-properties style:column-width="0.106cm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line-height="1.069cm"/>
    </style:style>
    <style:style style:name="P2" style:family="paragraph" style:parent-style-name="Text_20_body">
      <style:paragraph-properties fo:line-height="0.803cm"/>
    </style:style>
    <style:style style:name="P3" style:family="paragraph" style:parent-style-name="Text_20_body">
      <style:paragraph-properties fo:line-height="0.803cm"/>
      <style:text-properties fo:color="#000000" loext:opacity="100%" style:font-name="DFKai-SB" fo:font-size="13pt" style:font-name-asian="DFKai-SB" style:font-size-asian="13pt" style:font-name-complex="DFKai-SB" style:font-size-complex="13pt"/>
    </style:style>
    <style:style style:name="P4" style:family="paragraph" style:parent-style-name="Text_20_body">
      <style:text-properties fo:color="#000000" loext:opacity="100%" style:font-name="DFKai-SB" fo:font-size="13pt" style:font-name-asian="DFKai-SB" style:font-size-asian="13pt" style:font-name-complex="DFKai-SB" style:font-size-complex="13pt"/>
    </style:style>
    <style:style style:name="P5" style:family="paragraph" style:parent-style-name="Text_20_body">
      <style:text-properties fo:color="#ff0000" loext:opacity="100%" style:font-name="DFKai-SB" fo:font-size="13pt" style:font-name-asian="DFKai-SB" style:font-size-asian="13pt" style:font-name-complex="DFKai-SB" style:font-size-complex="13p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.864cm" fo:margin-top="0.706cm" fo:margin-bottom="0cm" style:contextual-spacing="false" fo:text-indent="0cm" style:auto-text-indent="false" fo:background-color="#ffffff"/>
    </style:style>
    <style:style style:name="P7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8" style:family="paragraph" style:parent-style-name="Text_20_body">
      <style:paragraph-properties fo:line-height="0.803cm" fo:text-align="start" style:justify-single-word="false"/>
    </style:style>
    <style:style style:name="P9" style:family="paragraph" style:parent-style-name="Text_20_body">
      <style:paragraph-properties fo:line-height="1.069cm"/>
      <style:text-properties officeooo:paragraph-rsid="001fd40e"/>
    </style:style>
    <style:style style:name="T1" style:family="text">
      <style:text-properties style:font-name="DFKai-SB" fo:font-size="14pt" style:font-name-asian="DFKai-SB" style:font-size-asian="14pt" style:font-name-complex="DFKai-SB" style:font-size-complex="14pt"/>
    </style:style>
    <style:style style:name="T2" style:family="text">
      <style:text-properties style:font-name="DFKai-SB" fo:font-size="13pt" style:font-name-asian="DFKai-SB" style:font-size-asian="13pt" style:font-name-complex="DFKai-SB" style:font-size-complex="13pt"/>
    </style:style>
    <style:style style:name="T3" style:family="text">
      <style:text-properties style:font-name="DFKai-SB" fo:font-size="13pt" style:font-name-asian="DFKai-SB" style:font-size-asian="13pt" style:language-asian="zh" style:country-asian="TW" style:font-name-complex="DFKai-SB" style:font-size-complex="13pt"/>
    </style:style>
    <style:style style:name="T4" style:family="text">
      <style:text-properties style:font-name="DFKai-SB" fo:font-size="13pt" officeooo:rsid="001fd40e" style:font-name-asian="DFKai-SB" style:font-size-asian="13pt" style:language-asian="zh" style:country-asian="TW" style:font-name-complex="DFKai-SB" style:font-size-complex="13pt"/>
    </style:style>
    <style:style style:name="T5" style:family="text">
      <style:text-properties fo:color="#ff0000" loext:opacity="100%" style:font-name="DFKai-SB" fo:font-size="13pt" style:font-name-asian="DFKai-SB" style:font-size-asian="13pt" style:font-name-complex="DFKai-SB" style:font-size-complex="13pt"/>
    </style:style>
    <style:style style:name="T6" style:family="text">
      <style:text-properties fo:color="#000000" loext:opacity="100%" style:font-name="Segoe UI" fo:font-size="13pt" style:font-name-asian="Segoe UI" style:font-size-asian="13pt" style:font-name-complex="Segoe UI" style:font-size-complex="13pt"/>
    </style:style>
    <style:style style:name="T7" style:family="text">
      <style:text-properties fo:color="#000000" loext:opacity="100%" style:font-name="Segoe UI" fo:font-size="12.5pt" style:font-name-asian="Segoe UI" style:font-size-asian="12.5pt" style:font-name-complex="Segoe UI" style:font-size-complex="12.5pt"/>
    </style:style>
    <style:style style:name="T8" style:family="text">
      <style:text-properties loext:padding="0cm" loext:border="none"/>
    </style:style>
    <style:style style:name="T9" style:family="text">
      <style:text-properties fo:language="en" fo:country="US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預設段落字型"><text:span text:style-name="T1">基本資料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1740666914176">
          <table:table-cell table:style-name="表格1.A1" table:number-columns-spanned="2" office:value-type="string">
            <text:p text:style-name="P9"><text:span text:style-name="預設段落字型"><text:span text:style-name="T4">姓名:陳兆元</text:span></text:span></text:p>
          </table:table-cell>
          <table:covered-table-cell/>
          <table:table-cell table:style-name="表格1.C1" table:number-rows-spanned="4" office:value-type="string">
            <text:p text:style-name="P8"><text:span text:style-name="T9"><text:line-break/><text:line-break/></text:span></text:p>
          </table:table-cell>
        </table:table-row>
        <table:table-row table:style-name="TableLine1740666904656">
          <table:table-cell table:style-name="表格1.A1" table:number-columns-spanned="2" office:value-type="string">
            <text:p text:style-name="P1"><text:span text:style-name="預設段落字型"><text:span text:style-name="T3">生日:91/12/21</text:span></text:span></text:p>
          </table:table-cell>
          <table:covered-table-cell/>
          <table:covered-table-cell table:style-name="表格1.C1"/>
        </table:table-row>
        <table:table-row table:style-name="TableLine1740666903568">
          <table:table-cell table:style-name="表格1.A1" table:number-columns-spanned="2" office:value-type="string">
            <text:p text:style-name="P1"><text:span text:style-name="預設段落字型"><text:span text:style-name="T2">聯絡電話：0916790340</text:span></text:span></text:p>
          </table:table-cell>
          <table:covered-table-cell/>
          <table:covered-table-cell table:style-name="表格1.C1"/>
        </table:table-row>
        <table:table-row table:style-name="TableLine1740666905744">
          <table:table-cell table:style-name="表格1.A1" table:number-columns-spanned="2" office:value-type="string">
            <text:p text:style-name="P1"><text:span text:style-name="預設段落字型"><text:span text:style-name="T2">E-mail：</text:span></text:span><text:a xlink:type="simple" xlink:href="mailto:Kevin122522977@gmail.com" office:target-frame-name="_top" xlink:show="replace" text:style-name="Internet_20_link" text:visited-style-name="Visited_20_Internet_20_Link"><text:span text:style-name="超連結"><text:span text:style-name="T2">Kevin122522977@gmail.com</text:span></text:span></text:a></text:p>
          </table:table-cell>
          <table:covered-table-cell/>
          <table:covered-table-cell table:style-name="表格1.C1"/>
        </table:table-row>
        <table:table-row table:style-name="TableLine1740666906016">
          <table:table-cell table:style-name="表格1.A1" office:value-type="string">
            <text:p text:style-name="P3">學歷</text:p>
          </table:table-cell>
          <table:table-cell table:style-name="表格1.A1" table:number-columns-spanned="2" office:value-type="string">
            <text:p text:style-name="P4">國立台東大學</text:p>
            <text:p text:style-name="P2"><text:span text:style-name="預設段落字型"><text:span text:style-name="T5"><text:s/></text:span></text:span></text:p>
          </table:table-cell>
          <table:covered-table-cell/>
        </table:table-row>
        <table:table-row table:style-name="TableLine1740666906288">
          <table:table-cell table:style-name="表格1.A1" office:value-type="string">
            <text:p text:style-name="P3">簡歷</text:p>
          </table:table-cell>
          <table:table-cell table:style-name="表格1.A1" table:number-columns-spanned="2" office:value-type="string">
            <text:p text:style-name="P2"><text:span text:style-name="預設段落字型"><text:span text:style-name="T6">我來自那距離遙遠的桃園，</text:span></text:span><text:span text:style-name="預設段落字型"><text:span text:style-name="T7">本人從小對數學頗有興趣。一把計算機，一手數字餅乾總能為童年增添些趣味。不知彈指間，經歷了人生的跌撞而漸漸的學了各式形色，也開始勇於面對我不利的事情。最近，也開始了打工。即使刷洗鐵盤使我腰酸背痛，但我依舊面對。</text:span></text:span></text:p>
            <text:p text:style-name="P5"/>
            <text:p text:style-name="Text_20_body"><text:span text:style-name="預設段落字型"><text:span text:style-name="T5"><text:s/></text:span></text:span></text:p>
            <text:p text:style-name="P5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FKai-SB" svg:font-family="DFKai-SB" style:font-family-generic="roman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PMingLiU" svg:font-family="PMingLiU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PMingLiU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PMingLiU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fo:font-weight="bold" style:font-name-asian="Times New Roman" style:font-family-asian="'Times New Roman'" style:font-family-generic-asian="roman" style:font-pitch-asian="variable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Text_20_body" style:next-style-name="Text_20_body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fo:font-size="10pt" fo:font-weight="bold" style:font-name-asian="Times New Roman" style:font-family-asian="'Times New Roman'" style:font-family-generic-asian="roman" style:font-pitch-asian="variable" style:font-size-asian="10pt" style:font-weight-asian="bold" style:font-size-complex="10pt" style:font-weight-complex="bold" fo:hyphenate="false" loext:hyphenation-no-caps="false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fo:font-size="8pt" fo:font-weight="bold" style:font-name-asian="Times New Roman" style:font-family-asian="'Times New Roman'" style:font-family-generic-asian="roman" style:font-pitch-asian="variable" style:font-size-asian="8pt" style:font-weight-asian="bold" style:font-size-complex="8pt" style:font-weight-complex="bold" fo:hyphenate="false" loext:hyphenation-no-caps="false"/>
    </style:style>
    <style:style style:name="p_5f_para001" style:display-name="p_para001" style:family="paragraph" style:parent-style-name="Text_20_body">
      <style:paragraph-properties fo:text-align="center" style:justify-single-word="false" fo:hyphenation-ladder-count="no-limit"/>
      <style:text-properties style:font-name="DFKai-SB" fo:font-family="DFKai-SB" style:font-family-generic="roman" fo:font-size="14pt" style:font-name-asian="DFKai-SB" style:font-family-asian="DFKai-SB" style:font-family-generic-asian="roman" style:font-size-asian="14pt" style:font-name-complex="DFKai-SB" style:font-family-complex="DFKai-SB" style:font-family-generic-complex="roman" style:font-size-complex="14pt" fo:hyphenate="false" loext:hyphenation-no-caps="false"/>
    </style:style>
    <style:style style:name="p_5f_para002" style:display-name="p_para002" style:family="paragraph" style:parent-style-name="Text_20_body">
      <style:paragraph-properties fo:line-height="233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03" style:display-name="p_para003" style:family="paragraph" style:parent-style-name="Text_20_body">
      <style:paragraph-properties fo:line-height="175%" fo:text-align="center" style:justify-single-word="false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05" style:display-name="p_para005" style:family="paragraph" style:parent-style-name="Text_20_body">
      <style:paragraph-properties fo:line-height="233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07" style:display-name="p_para007" style:family="paragraph" style:parent-style-name="Text_20_body">
      <style:paragraph-properties fo:line-height="233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09" style:display-name="p_para009" style:family="paragraph" style:parent-style-name="Text_20_body">
      <style:paragraph-properties fo:line-height="233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1" style:display-name="p_para011" style:family="paragraph" style:parent-style-name="Text_20_body">
      <style:paragraph-properties fo:text-align="center" style:justify-single-word="false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2" style:display-name="p_para012" style:family="paragraph" style:parent-style-name="Text_20_body">
      <style:paragraph-properties fo:text-align="center" style:justify-single-word="false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3" style:display-name="p_para013" style:family="paragraph" style:parent-style-name="Text_20_body">
      <style:paragraph-properties fo:text-align="center" style:justify-single-word="false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4" style:display-name="p_para014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5" style:display-name="p_para015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6" style:display-name="p_para016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7" style:display-name="p_para017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8" style:display-name="p_para018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19" style:display-name="p_para019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0" style:display-name="p_para020" style:family="paragraph" style:parent-style-name="Text_20_body">
      <style:paragraph-properties fo:line-height="175%" fo:hyphenation-ladder-count="no-limit"/>
      <style:text-properties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3" style:display-name="p_para023" style:family="paragraph" style:parent-style-name="Text_20_body">
      <style:paragraph-properties fo:line-height="175%"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4" style:display-name="p_para024" style:family="paragraph" style:parent-style-name="Text_20_body">
      <style:paragraph-properties fo:line-height="175%"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5" style:display-name="p_para025" style:family="paragraph" style:parent-style-name="Text_20_body">
      <style:paragraph-properties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6" style:display-name="p_para026" style:family="paragraph" style:parent-style-name="Text_20_body">
      <style:paragraph-properties fo:line-height="175%"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7" style:display-name="p_para027" style:family="paragraph" style:parent-style-name="Text_20_body">
      <style:paragraph-properties fo:line-height="175%"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8" style:display-name="p_para028" style:family="paragraph" style:parent-style-name="Text_20_body">
      <style:paragraph-properties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29" style:display-name="p_para029" style:family="paragraph" style:parent-style-name="Text_20_body">
      <style:paragraph-properties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p_5f_para030" style:display-name="p_para030" style:family="paragraph" style:parent-style-name="Text_20_body">
      <style:paragraph-properties fo:hyphenation-ladder-count="no-limit"/>
      <style:text-properties fo:color="#ff0000" loext:opacity="100%" style:font-name="DFKai-SB" fo:font-family="DFKai-SB" style:font-family-generic="roman" fo:font-size="13pt" style:font-name-asian="DFKai-SB" style:font-family-asian="DFKai-SB" style:font-family-generic-asian="roman" style:font-size-asian="13pt" style:font-name-complex="DFKai-SB" style:font-family-complex="DFKai-SB" style:font-family-generic-complex="roman" style:font-size-complex="13pt" fo:hyphenate="false" loext:hyphenation-no-caps="false"/>
    </style:style>
    <style:style style:name="Normal_5f_0" style:display-name="Normal_0" style:family="paragraph" style:parent-style-name="Text_20_body">
      <style:paragraph-properties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標題_20_1_20_字元" style:display-name="標題 1 字元" style:family="text" style:parent-style-name="預設段落字型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標題_20_2_20_字元" style:display-name="標題 2 字元" style:family="text" style:parent-style-name="預設段落字型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標題_20_3_20_字元" style:display-name="標題 3 字元" style:family="text" style:parent-style-name="預設段落字型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標題_20_4_20_字元" style:display-name="標題 4 字元" style:family="text" style:parent-style-name="預設段落字型">
      <style:text-properties fo:color="#2f5496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標題_20_5_20_字元" style:display-name="標題 5 字元" style:family="text" style:parent-style-name="預設段落字型"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6_20_字元" style:display-name="標題 6 字元" style:family="text" style:parent-style-name="預設段落字型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pan_5f_text004" style:display-name="span_text004" style:family="text" style:parent-style-name="預設段落字型">
      <style:text-properties fo:color="#ff0000" loext:opacity="100%"/>
    </style:style>
    <style:style style:name="span_5f_text005" style:display-name="span_text005" style:family="text" style:parent-style-name="預設段落字型">
      <style:text-properties fo:color="#0070c0" loext:opacity="100%" fo:font-size="16pt" fo:font-weight="bold" style:font-size-asian="16pt" style:font-weight-asian="bold" style:font-size-complex="16pt" style:font-weight-complex="bold"/>
    </style:style>
    <style:style style:name="span_5f_text006" style:display-name="span_text006" style:family="text" style:parent-style-name="預設段落字型">
      <style:text-properties fo:color="#ff0000" loext:opacity="100%"/>
    </style:style>
    <style:style style:name="span_5f_text009" style:display-name="span_text009" style:family="text" style:parent-style-name="預設段落字型"/>
    <style:style style:name="span_5f_text010" style:display-name="span_text010" style:family="text" style:parent-style-name="預設段落字型"/>
    <style:style style:name="span_5f_text011" style:display-name="span_text011" style:family="text" style:parent-style-name="預設段落字型"/>
    <style:style style:name="span_5f_text012" style:display-name="span_text012" style:family="text" style:parent-style-name="預設段落字型"/>
    <style:style style:name="span_5f_text015" style:display-name="span_text015" style:family="text" style:parent-style-name="預設段落字型"/>
    <style:style style:name="span_5f_text016" style:display-name="span_text016" style:family="text" style:parent-style-name="預設段落字型"/>
    <style:style style:name="span_5f_text017" style:display-name="span_text017" style:family="text" style:parent-style-name="預設段落字型"/>
    <style:style style:name="span_5f_text018" style:display-name="span_text018" style:family="text" style:parent-style-name="預設段落字型"/>
    <style:style style:name="超連結" style:family="text" style:parent-style-name="預設段落字型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10-09T07:56:00Z</meta:creation-date>
    <dc:date>2022-10-09T16:20:14.113000000</dc:date>
    <meta:editing-cycles>4</meta:editing-cycles>
    <meta:editing-duration>PT6M58S</meta:editing-duration>
    <meta:document-statistic meta:table-count="1" meta:image-count="0" meta:object-count="0" meta:page-count="1" meta:paragraph-count="12" meta:word-count="149" meta:character-count="198" meta:non-whitespace-character-count="194"/>
    <meta:template xlink:type="simple" xlink:actuate="onRequest" xlink:title="" xlink:href="../internet1.odt/Normal.dotm"/>
  </office:meta>
</office:document-meta>
</file>